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lv" fo:country="LV" fo:font-weight="bold" officeooo:rsid="00059f74" officeooo:paragraph-rsid="00059f74" style:font-size-asian="10.5pt" style:font-weight-asian="bold" style:font-weight-complex="bold"/>
    </style:style>
    <style:style style:name="P2" style:family="paragraph" style:parent-style-name="Standard">
      <style:text-properties fo:language="lv" fo:country="LV" fo:font-weight="bold" officeooo:rsid="00047d2e" officeooo:paragraph-rsid="00047d2e" style:font-size-asian="10.5pt" style:font-weight-asian="bold" style:font-weight-complex="bold"/>
    </style:style>
    <style:style style:name="P3" style:family="paragraph" style:parent-style-name="Standard">
      <style:text-properties fo:language="lv" fo:country="LV" fo:font-weight="normal" officeooo:rsid="00059f74" officeooo:paragraph-rsid="00059f74" style:font-size-asian="10.5pt" style:font-weight-asian="normal" style:font-weight-complex="normal"/>
    </style:style>
    <style:style style:name="P4" style:family="paragraph" style:parent-style-name="Standard">
      <style:text-properties fo:language="lv" fo:country="LV" fo:font-weight="normal" officeooo:rsid="000c1db7" officeooo:paragraph-rsid="000c1db7" style:font-size-asian="10.5pt" style:font-weight-asian="normal" style:font-weight-complex="normal"/>
    </style:style>
    <style:style style:name="P5" style:family="paragraph" style:parent-style-name="Standard">
      <style:text-properties fo:language="lv" fo:country="LV" officeooo:rsid="00047d2e" officeooo:paragraph-rsid="00047d2e" style:font-size-asian="10.5pt"/>
    </style:style>
    <style:style style:name="P6" style:family="paragraph" style:parent-style-name="Standard">
      <style:text-properties fo:language="lv" fo:country="LV" officeooo:rsid="000aa733" officeooo:paragraph-rsid="000aa733" style:font-size-asian="10.5pt"/>
    </style:style>
    <style:style style:name="P7" style:family="paragraph" style:parent-style-name="Standard">
      <style:text-properties fo:font-size="8pt" fo:language="lv" fo:country="LV" officeooo:rsid="00047d2e" officeooo:paragraph-rsid="00047d2e" style:font-size-asian="8pt" style:font-size-complex="8pt"/>
    </style:style>
    <style:style style:name="P8" style:family="paragraph" style:parent-style-name="Standard">
      <style:text-properties fo:font-size="8pt" fo:language="lv" fo:country="LV" fo:font-weight="bold" officeooo:rsid="000b7111" officeooo:paragraph-rsid="000b7111" style:font-size-asian="8pt" style:font-weight-asian="bold" style:font-size-complex="8pt" style:font-weight-complex="bold"/>
    </style:style>
    <style:style style:name="P9" style:family="paragraph" style:parent-style-name="Standard">
      <style:text-properties fo:font-size="12pt" fo:language="lv" fo:country="LV" officeooo:rsid="000b7111" officeooo:paragraph-rsid="000b7111" style:font-size-asian="10.5pt" style:font-size-complex="12pt"/>
    </style:style>
    <style:style style:name="T1" style:family="text">
      <style:text-properties officeooo:rsid="00093e61"/>
    </style:style>
    <style:style style:name="T2" style:family="text">
      <style:text-properties officeooo:rsid="000b71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me <text:s text:c="4"/>seconds <text:s/>usecs/call <text:s text:c="4"/>calls <text:s text:c="3"/>errors syscall</text:p>
      <text:p text:style-name="P1">------ ----------- ----------- --------- --------- ----------------</text:p>
      <text:p text:style-name="P1"><text:s text:c="2"/>0.00 <text:s text:c="3"/>0.000000 <text:s text:c="10"/>0 <text:s text:c="8"/>2 <text:s text:c="10"/>read</text:p>
      <text:p text:style-name="P1"><text:s text:c="2"/>0.00 <text:s text:c="3"/>0.000000 <text:s text:c="10"/>0 <text:s text:c="8"/>1 <text:s text:c="10"/>write</text:p>
      <text:p text:style-name="P1"><text:s text:c="2"/>0.00 <text:s text:c="3"/>0.000000 <text:s text:c="10"/>0 <text:s text:c="8"/>4 <text:s text:c="10"/>open</text:p>
      <text:p text:style-name="P1"><text:s text:c="2"/>0.00 <text:s text:c="3"/>0.000000 <text:s text:c="10"/>0 <text:s text:c="8"/>4 <text:s text:c="10"/>close</text:p>
      <text:p text:style-name="P1"><text:s text:c="2"/>0.00 <text:s text:c="3"/>0.000000 <text:s text:c="10"/>0 <text:s text:c="8"/>4 <text:s text:c="10"/>fstat</text:p>
      <text:p text:style-name="P1"><text:s text:c="2"/>0.00 <text:s text:c="3"/>0.000000 <text:s text:c="10"/>0 <text:s text:c="8"/>7 <text:s text:c="10"/>mmap</text:p>
      <text:p text:style-name="P1"><text:s text:c="2"/>0.00 <text:s text:c="3"/>0.000000 <text:s text:c="10"/>0 <text:s text:c="8"/>4 <text:s text:c="10"/>mprotect</text:p>
      <text:p text:style-name="P1"><text:s text:c="2"/>0.00 <text:s text:c="3"/>0.000000 <text:s text:c="10"/>0 <text:s text:c="8"/>1 <text:s text:c="10"/>munmap</text:p>
      <text:p text:style-name="P1"><text:s text:c="2"/>0.00 <text:s text:c="3"/>0.000000 <text:s text:c="10"/>0 <text:s text:c="8"/>3 <text:s text:c="10"/>brk</text:p>
      <text:p text:style-name="P1"><text:s text:c="2"/>0.00 <text:s text:c="3"/>0.000000 <text:s text:c="10"/>0 <text:s text:c="8"/>1 <text:s text:c="8"/>1 ioctl</text:p>
      <text:p text:style-name="P1"><text:s text:c="2"/>0.00 <text:s text:c="3"/>0.000000 <text:s text:c="10"/>0 <text:s text:c="8"/>3 <text:s text:c="8"/>3 access</text:p>
      <text:p text:style-name="P1"><text:s text:c="2"/>0.00 <text:s text:c="3"/>0.000000 <text:s text:c="10"/>0 <text:s text:c="8"/>1 <text:s text:c="10"/>execve</text:p>
      <text:p text:style-name="P1"><text:s text:c="2"/>0.00 <text:s text:c="3"/>0.000000 <text:s text:c="10"/>0 <text:s text:c="8"/>1 <text:s text:c="10"/>arch_prctl</text:p>
      <text:p text:style-name="P1">------ ----------- ----------- --------- --------- ----------------</text:p>
      <text:p text:style-name="P1">100.00 <text:s text:c="3"/>0.000000 <text:s text:c="19"/>36 <text:s text:c="8"/>4 total</text:p>
      <text:p text:style-name="P2"/>
      <text:p text:style-name="P3">Kopējais sistēmas izsaukumu skaits – 36</text:p>
      <text:p text:style-name="P3">Lielākais sistēmas izsaukumu skait – 7</text:p>
      <text:p text:style-name="P3">Kāpēc tik liels skaits – <text:span text:style-name="T1">notika 7 operācijas virtuālās atmiņas manipulācijai ar atmiņas izdalīšanu, atbrīvošanu</text:span></text:p>
      <text:p text:style-name="P2"/>
      <text:p text:style-name="P2">io</text:p>
      <text:p text:style-name="P5">rchar: 6044</text:p>
      <text:p text:style-name="P5">wchar: 100</text:p>
      <text:p text:style-name="P5">syscr: 8</text:p>
      <text:p text:style-name="P5">syscw: 1</text:p>
      <text:p text:style-name="P5">read_bytes: 0</text:p>
      <text:p text:style-name="P5">write_bytes: 4096</text:p>
      <text:p text:style-name="P5">cancelled_write_bytes: 0</text:p>
      <text:p text:style-name="P5"/>
      <text:p text:style-name="P6">Failā glabājas input/output operāciju lasīšanas un rakstīšanas baitu daudzumu. Parāda cik bija nosūtīti uz kešu, tad uz disku.</text:p>
      <text:p text:style-name="P6">Atkļūdošanā šis fails varētu palīdzēt noskaidrot, cik liels datu apjoms tiek nosūtīts rakstīšanai uz diska un cik tiek nolasīts. Varētu pārbaudīt, vai visi nepieciešamie dati tika ierakstīti uz diska.</text:p>
      <text:p text:style-name="P6"/>
      <text:p text:style-name="P2"><text:span text:style-name="T2">m</text:span>aps</text:p>
      <text:p text:style-name="P8">address <text:tab/><text:tab/> <text:s text:c="9"/>perms offset <text:s/><text:tab/> <text:s/>dev <text:s text:c="2"/><text:tab/>inode <text:s text:c="5"/><text:tab/><text:tab/> pathname</text:p>
      <text:p text:style-name="P7">55fc582c4000-55fc582c5000 r-xp 00000000 08:02 3673699 <text:s text:c="19"/>/home/students/Documents/Rolands/LSP/PD4/pd4</text:p>
      <text:p text:style-name="P7">55fc584c5000-55fc584c6000 r--p 00001000 08:02 3673699 <text:s text:c="19"/>/home/students/Documents/Rolands/LSP/PD4/pd4</text:p>
      <text:p text:style-name="P7">55fc584c6000-55fc584c7000 rw-p 00002000 08:02 3673699 <text:s text:c="19"/>/home/students/Documents/Rolands/LSP/PD4/pd4</text:p>
      <text:p text:style-name="P7">55fc58510000-55fc58531000 rw-p 00000000 00:00 0 <text:s text:c="25"/>[heap]</text:p>
      <text:p text:style-name="P7">7fa80751b000-7fa8076db000 r-xp 00000000 08:02 526952 <text:s text:c="20"/>/lib/x86_64-linux-gnu/libc-2.23.so</text:p>
      <text:p text:style-name="P7">7fa8076db000-7fa8078db000 ---p 001c0000 08:02 526952 <text:s text:c="20"/>/lib/x86_64-linux-gnu/libc-2.23.so</text:p>
      <text:p text:style-name="P7">7fa8078db000-7fa8078df000 r--p 001c0000 08:02 526952 <text:s text:c="20"/>/lib/x86_64-linux-gnu/libc-2.23.so</text:p>
      <text:p text:style-name="P7">7fa8078df000-7fa8078e1000 rw-p 001c4000 08:02 526952 <text:s text:c="20"/>/lib/x86_64-linux-gnu/libc-2.23.so</text:p>
      <text:p text:style-name="P7">7fa8078e1000-7fa8078e5000 rw-p 00000000 00:00 0 </text:p>
      <text:p text:style-name="P7">7fa8078e5000-7fa80790b000 r-xp 00000000 08:02 526655 <text:s text:c="20"/>/lib/x86_64-linux-gnu/ld-2.23.so</text:p>
      <text:p text:style-name="P7">7fa807ae6000-7fa807ae9000 rw-p 00000000 00:00 0 </text:p>
      <text:p text:style-name="P7">7fa807b0a000-7fa807b0b000 r--p 00025000 08:02 526655 <text:s text:c="20"/>/lib/x86_64-linux-gnu/ld-2.23.so</text:p>
      <text:p text:style-name="P7">7fa807b0b000-7fa807b0c000 rw-p 00026000 08:02 526655 <text:s text:c="20"/>/lib/x86_64-linux-gnu/ld-2.23.so</text:p>
      <text:p text:style-name="P7">7fa807b0c000-7fa807b0d000 rw-p 00000000 00:00 0 </text:p>
      <text:p text:style-name="P7">7fffa6497000-7fffa64b8000 rw-p 00000000 00:00 0 <text:s text:c="25"/>[stack]</text:p>
      <text:p text:style-name="P7">7fffa654a000-7fffa654d000 r--p 00000000 00:00 0 <text:s text:c="25"/>[vvar]</text:p>
      <text:p text:style-name="P7">7fffa654d000-7fffa654f000 r-xp 00000000 00:00 0 <text:s text:c="25"/>[vdso]</text:p>
      <text:p text:style-name="P7">ffffffffff600000-ffffffffff601000 r-xp 00000000 00:00 0 <text:s text:c="17"/>[vsyscall]</text:p>
      <text:p text:style-name="P7"/>
      <text:p text:style-name="P9"><text:soft-page-break/>Parāda procesu atmiņas rezervēšanas adreses ar to tiesībām, atkāpes failā, ierīci, inode uz konkrētās ierīces un pats fails, kas to dara. Ja faila nosaukums ir tukšs, tad tā ir anonīma mmap(2) funkcijas izsaukšana.</text:p>
      <text:p text:style-name="P9"/>
      <text:p text:style-name="P9">Atkļūdošanā varētu palīdzēt ar to, lai redzēt, cik atmiņas tika izdalīts procesam – vai nav vairāk, nekā biju iecerējis.</text:p>
      <text:p text:style-name="P2">syscalls</text:p>
      <text:p text:style-name="P4">Attēlo sistēmas izsaukumu numuru un argumentu reģistru, ko tagad izpilda process.</text:p>
      <text:p text:style-name="P4"/>
      <text:p text:style-name="P4">Atkļūdošanā varētu palīdzēt ar ļoti ilgu rakstīšanu vai lasīšanu – saprast, kāpēc tās ir tik ilgas. Varbūt pārāk daudz lieku datu tiek pado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5:05:13.037714762</meta:creation-date>
    <dc:date>2018-10-09T16:20:13.907578747</dc:date>
    <meta:editing-duration>PT2M50S</meta:editing-duration>
    <meta:editing-cycles>1</meta:editing-cycles>
    <meta:document-statistic meta:table-count="0" meta:image-count="0" meta:object-count="0" meta:page-count="2" meta:paragraph-count="55" meta:word-count="379" meta:character-count="3862" meta:non-whitespace-character-count="2727"/>
    <meta:generator>LibreOffice/5.1.6.2$Linux_X86_64 LibreOffice_project/10m0$Build-2</meta:generator>
  </office:meta>
</office:document-meta>
</file>